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d7627" officeooo:paragraph-rsid="000d7627" style:font-weight-asian="bold" style:font-weight-complex="bold"/>
    </style:style>
    <style:style style:name="P2" style:family="paragraph" style:parent-style-name="Standard">
      <style:text-properties style:text-underline-style="none" fo:font-weight="bold" officeooo:rsid="000d7627" officeooo:paragraph-rsid="000d7627" style:font-weight-asian="bold" style:font-weight-complex="bold"/>
    </style:style>
    <style:style style:name="P3" style:family="paragraph" style:parent-style-name="Standard" style:list-style-name="L1">
      <style:text-properties style:text-underline-style="none" fo:font-weight="bold" officeooo:rsid="000d7627" officeooo:paragraph-rsid="000d7627" style:font-weight-asian="bold" style:font-weight-complex="bold"/>
    </style:style>
    <style:style style:name="P4" style:family="paragraph" style:parent-style-name="Standard" style:list-style-name="L7">
      <style:text-properties style:text-underline-style="none" fo:font-weight="bold" officeooo:rsid="000d7627" officeooo:paragraph-rsid="000d7627" style:font-weight-asian="bold" style:font-weight-complex="bold"/>
    </style:style>
    <style:style style:name="P5" style:family="paragraph" style:parent-style-name="Standard" style:list-style-name="L4">
      <style:text-properties style:text-underline-style="none" fo:font-weight="bold" officeooo:rsid="000d7627" officeooo:paragraph-rsid="000d7627" style:font-weight-asian="bold" style:font-weight-complex="bold"/>
    </style:style>
    <style:style style:name="P6" style:family="paragraph" style:parent-style-name="Standard">
      <style:text-properties style:text-underline-style="none" fo:font-weight="normal" officeooo:rsid="000d7627" officeooo:paragraph-rsid="000d7627" style:font-weight-asian="normal" style:font-weight-complex="normal"/>
    </style:style>
    <style:style style:name="P7" style:family="paragraph" style:parent-style-name="Standard" style:list-style-name="L2">
      <style:text-properties style:text-underline-style="none" fo:font-weight="normal" officeooo:rsid="000d7627" officeooo:paragraph-rsid="000d7627" style:font-weight-asian="normal" style:font-weight-complex="normal"/>
    </style:style>
    <style:style style:name="P8" style:family="paragraph" style:parent-style-name="Standard" style:list-style-name="L3">
      <style:text-properties style:text-underline-style="none" fo:font-weight="normal" officeooo:rsid="000d7627" officeooo:paragraph-rsid="000d7627" style:font-weight-asian="normal" style:font-weight-complex="normal"/>
    </style:style>
    <style:style style:name="P9" style:family="paragraph" style:parent-style-name="Standard" style:list-style-name="L5">
      <style:text-properties style:text-underline-style="none" fo:font-weight="normal" officeooo:rsid="000d7627" officeooo:paragraph-rsid="000d7627" style:font-weight-asian="normal" style:font-weight-complex="normal"/>
    </style:style>
    <style:style style:name="P10" style:family="paragraph" style:parent-style-name="Standard" style:list-style-name="L6">
      <style:text-properties style:text-underline-style="none" fo:font-weight="normal" officeooo:rsid="000d7627" officeooo:paragraph-rsid="000d7627" style:font-weight-asian="normal" style:font-weight-complex="normal"/>
    </style:style>
    <style:style style:name="P11" style:family="paragraph" style:parent-style-name="Standard" style:list-style-name="L8">
      <style:text-properties style:text-underline-style="none" fo:font-weight="normal" officeooo:rsid="000d7627" officeooo:paragraph-rsid="000d7627" style:font-weight-asian="normal" style:font-weight-complex="normal"/>
    </style:style>
    <style:style style:name="P12" style:family="paragraph" style:parent-style-name="Standard" style:list-style-name="L9">
      <style:text-properties style:text-underline-style="none" fo:font-weight="normal" officeooo:rsid="000d7627" officeooo:paragraph-rsid="000d7627" style:font-weight-asian="normal" style:font-weight-complex="normal"/>
    </style:style>
    <style:style style:name="P13" style:family="paragraph" style:parent-style-name="Standard">
      <style:text-properties style:text-underline-style="none" fo:font-weight="normal" officeooo:rsid="000f3f40" officeooo:paragraph-rsid="000f3f40" style:font-weight-asian="normal" style:font-weight-complex="normal"/>
    </style:style>
    <style:style style:name="P14" style:family="paragraph" style:parent-style-name="Standard" style:list-style-name="L10">
      <style:text-properties style:text-underline-style="none" fo:font-weight="normal" officeooo:rsid="000f3f40" officeooo:paragraph-rsid="000f3f40" style:font-weight-asian="normal" style:font-weight-complex="normal"/>
    </style:style>
    <style:style style:name="P15" style:family="paragraph" style:parent-style-name="Standard" style:list-style-name="L11">
      <style:text-properties style:text-underline-style="none" fo:font-weight="normal" officeooo:rsid="000f3f40" officeooo:paragraph-rsid="000f3f40" style:font-weight-asian="normal" style:font-weight-complex="normal"/>
    </style:style>
    <style:style style:name="P16" style:family="paragraph" style:parent-style-name="Standard">
      <style:paragraph-properties fo:break-before="column"/>
      <style:text-properties style:text-underline-style="solid" style:text-underline-width="auto" style:text-underline-color="font-color" fo:font-weight="bold" officeooo:rsid="000d7627" officeooo:paragraph-rsid="000d7627" style:font-weight-asian="bold" style:font-weight-complex="bold"/>
    </style:style>
    <style:style style:name="P17" style:family="paragraph" style:parent-style-name="Standard">
      <style:paragraph-properties fo:break-before="page"/>
      <style:text-properties style:text-underline-style="none" fo:font-weight="normal" officeooo:rsid="000d7627" officeooo:paragraph-rsid="000d7627"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sk 1:</text:p>
      <text:p text:style-name="P1"/>
      <text:p text:style-name="P2">Original Sentences:</text:p>
      <text:list xml:id="list5648077324848127517" text:style-name="L1">
        <text:list-item>
          <text:p text:style-name="P3">write the document(the actual content varies based on the nature of the paper)</text:p>
        </text:list-item>
        <text:list-item>
          <text:p text:style-name="P3">write the document and save</text:p>
        </text:list-item>
        <text:list-item>
          <text:p text:style-name="P3">write down teh appropriate content taht you want to input, including beginning and conclusion</text:p>
        </text:list-item>
      </text:list>
      <text:p text:style-name="P6"/>
      <text:p text:style-name="P2"/>
      <text:p text:style-name="P2">Algorithm 1 ______</text:p>
      <text:list xml:id="list3233333576917453620" text:style-name="L2">
        <text:list-item>
          <text:p text:style-name="P7">write the document(the actual content varies based on the nature of the paper)</text:p>
        </text:list-item>
        <text:list-item>
          <text:p text:style-name="P7">write down teh appropriate content taht you want to input, including beginning and conclusion</text:p>
        </text:list-item>
      </text:list>
      <text:p text:style-name="P6"/>
      <text:p text:style-name="P2"/>
      <text:p text:style-name="P2"/>
      <text:p text:style-name="P2"/>
      <text:p text:style-name="P2">Algorithm 2 _____</text:p>
      <text:list xml:id="list7627843958882790618" text:style-name="L3">
        <text:list-item>
          <text:p text:style-name="P8">write the document(the actual content varies based on the nature of the paper)</text:p>
        </text:list-item>
      </text:list>
      <text:p text:style-name="P6"/>
      <text:p text:style-name="P6"/>
      <text:p text:style-name="P16">Task 2:</text:p>
      <text:p text:style-name="P1"/>
      <text:p text:style-name="P2">Original Sentences:</text:p>
      <text:list xml:id="list2342355221481803111" text:style-name="L4">
        <text:list-item>
          <text:p text:style-name="P5">make sure to save your work by clicking the save button</text:p>
        </text:list-item>
        <text:list-item>
          <text:p text:style-name="P5">error check</text:p>
        </text:list-item>
        <text:list-item>
          <text:p text:style-name="P5">click on the file and save when you're done typing</text:p>
        </text:list-item>
        <text:list-item>
          <text:p text:style-name="P5">save the file by pressing ctrl+s (or command+s if you're on a mac)</text:p>
        </text:list-item>
        <text:list-item>
          <text:p text:style-name="P5">save your work</text:p>
        </text:list-item>
      </text:list>
      <text:p text:style-name="P6"/>
      <text:p text:style-name="P2"/>
      <text:p text:style-name="P2"/>
      <text:p text:style-name="P2">Algorithm 1 ______</text:p>
      <text:list xml:id="list432091899957066044" text:style-name="L5">
        <text:list-item>
          <text:p text:style-name="P9">make sure to save your work by clicking the save button</text:p>
        </text:list-item>
        <text:list-item>
          <text:p text:style-name="P9">click on the file and save when you're done typing</text:p>
        </text:list-item>
        <text:list-item>
          <text:p text:style-name="P9">error check</text:p>
        </text:list-item>
        <text:list-item>
          <text:p text:style-name="P9">save the file by pressing ctrl+s (or command+s if you're on a mac)</text:p>
        </text:list-item>
      </text:list>
      <text:p text:style-name="P6"/>
      <text:p text:style-name="P2"/>
      <text:p text:style-name="P2">Algorithm 2 _____</text:p>
      <text:list xml:id="list6551817671482198776" text:style-name="L6">
        <text:list-item>
          <text:p text:style-name="P10">save the file by pressing ctrl+s (or command+s if you're on a mac)</text:p>
        </text:list-item>
      </text:list>
      <text:p text:style-name="P6"/>
      <text:p text:style-name="P6"/>
      <text:p text:style-name="P16">Task 3:</text:p>
      <text:p text:style-name="P1"/>
      <text:p text:style-name="P2">Original Sentences</text:p>
      <text:list xml:id="list1127401501757793985" text:style-name="L7">
        <text:list-item>
          <text:p text:style-name="P4">create a hashing function to store data</text:p>
        </text:list-item>
        <text:list-item>
          <text:p text:style-name="P4">write a constructor</text:p>
        </text:list-item>
        <text:list-item>
          <text:p text:style-name="P4">create a hashtag function to store data</text:p>
        </text:list-item>
        <text:list-item>
          <text:p text:style-name="P4">add a hashvalue method</text:p>
        </text:list-item>
        <text:list-item>
          <text:p text:style-name="P4">make a constructor</text:p>
        </text:list-item>
        <text:list-item>
          <text:p text:style-name="P4">create another array for keys</text:p>
        </text:list-item>
      </text:list>
      <text:p text:style-name="P6"/>
      <text:p text:style-name="P2"/>
      <text:p text:style-name="P2"/>
      <text:p text:style-name="P2"/>
      <text:p text:style-name="P2">Algorithm 1 ______</text:p>
      <text:list xml:id="list8591080617820730632" text:style-name="L8">
        <text:list-item>
          <text:p text:style-name="P11">create a hashtag function to store data</text:p>
        </text:list-item>
        <text:list-item>
          <text:p text:style-name="P11">write a constructor</text:p>
        </text:list-item>
        <text:list-item>
          <text:p text:style-name="P11">create another array for keys</text:p>
        </text:list-item>
        <text:list-item>
          <text:p text:style-name="P11">add a hashvalue method</text:p>
        </text:list-item>
      </text:list>
      <text:p text:style-name="P6"/>
      <text:p text:style-name="P6"/>
      <text:p text:style-name="P6"/>
      <text:p text:style-name="P6"/>
      <text:p text:style-name="P6"/>
      <text:p text:style-name="P2">Algorithm 2 _____</text:p>
      <text:list xml:id="list5044441434890133653" text:style-name="L9">
        <text:list-item>
          <text:p text:style-name="P12">create a hashtag function to store data</text:p>
        </text:list-item>
      </text:list>
      <text:p text:style-name="P17">A while ago we ran an experiment. We took a group of 5 people and gave them an incomplete list of instructions for a simple task (like “how to make a hashtable” or “how to write an essay in microsoft word.” Each proposed the next instruction in the sequence, and then they voted on which one of the propositions was the best. Some of these propositions were redundant, and we ran two algorithms (<text:span text:style-name="T1">Algorithm 2 and algorithm 2)</text:span> which tried to remove the sentence redundancies. </text:p>
      <text:p text:style-name="P6"/>
      <text:p text:style-name="P13">On the next page, we show you 3 groups of proposed instructions with</text:p>
      <text:list xml:id="list8593672476775852558" text:style-name="L10">
        <text:list-item>
          <text:p text:style-name="P14">the original proposed sentences</text:p>
        </text:list-item>
        <text:list-item>
          <text:p text:style-name="P14">the result of the two algorithms (with “redundant” sentences removed”</text:p>
          <text:p text:style-name="P14"/>
        </text:list-item>
      </text:list>
      <text:p text:style-name="P13">Please mark which algorithm did a better job of</text:p>
      <text:list xml:id="list692735158165130567" text:style-name="L11">
        <text:list-item>
          <text:p text:style-name="P15">removing redundant propositions</text:p>
        </text:list-item>
        <text:list-item>
          <text:p text:style-name="P15">NOT removing NON-REDUNDANT propositions</text:p>
        </text:list-item>
      </text:list>
      <text:p text:style-name="P13"/>
      <text:p text:style-name="P13">This task is <text:span text:style-name="T1">subjective</text:span>, just do the best you c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3" fo:column-gap="0in">
          <style:column style:rel-width="3324*" fo:start-indent="0in" fo:end-indent="0in"/>
          <style:column style:rel-width="3324*" fo:start-indent="0in" fo:end-indent="0in"/>
          <style:column style:rel-width="3324*"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carafoni</meta:initial-creator>
    <meta:creation-date>2014-12-08T10:46:15.118260119</meta:creation-date>
    <dc:date>2014-12-08T11:10:06.103696766</dc:date>
    <dc:creator>Daniel Scarafoni</dc:creator>
    <meta:editing-duration>PT8M40S</meta:editing-duration>
    <meta:editing-cycles>1</meta:editing-cycles>
    <meta:document-statistic meta:table-count="0" meta:image-count="0" meta:object-count="0" meta:page-count="2" meta:paragraph-count="48" meta:word-count="415" meta:character-count="2228" meta:non-whitespace-character-count="1891"/>
    <meta:generator>LibreOffice/4.2.7.2$Linux_X86_64 LibreOffice_project/420$Build-2</meta:generator>
  </office:meta>
</office:document-meta>
</file>